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018062" officeooo:paragraph-rsid="00018062"/>
    </style:style>
    <style:style style:name="P3" style:family="paragraph" style:parent-style-name="Standard">
      <style:text-properties officeooo:rsid="00035f03" officeooo:paragraph-rsid="00035f03"/>
    </style:style>
    <style:style style:name="P4" style:family="paragraph" style:parent-style-name="Standard">
      <style:text-properties officeooo:rsid="000402d0" officeooo:paragraph-rsid="000402d0"/>
    </style:style>
    <style:style style:name="P5" style:family="paragraph" style:parent-style-name="Standard">
      <style:text-properties officeooo:rsid="00066360" officeooo:paragraph-rsid="00066360"/>
    </style:style>
    <style:style style:name="T1" style:family="text">
      <style:text-properties officeooo:rsid="00028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6 - Core Java Programming</text:p>
      <text:p text:style-name="Standard">1. Care va fi valoarea variabilei x după executarea liniei</text:p>
      <text:p text:style-name="Standard">boolean x = 1 &lt;= 1;?</text:p>
      <text:p text:style-name="P1">a) true</text:p>
      <text:p text:style-name="Standard">b) Nu va da nicio valoare. Linia este incorectă.</text:p>
      <text:p text:style-name="Standard">c) false</text:p>
      <text:p text:style-name="Standard">d) 1</text:p>
      <text:p text:style-name="Standard"/>
      <text:p text:style-name="P2"><text:span text:style-name="T1">D</text:span>eoarece &lt;= este mai mic sau egal cu</text:p>
      <text:p text:style-name="Standard"/>
      <text:p text:style-name="Standard">2. Care este tipul operatorului +?</text:p>
      <text:p text:style-name="Standard"/>
      <text:p text:style-name="P1">a) aritmetic</text:p>
      <text:p text:style-name="Standard">b) de comparaţie</text:p>
      <text:p text:style-name="Standard">c) de atribuire</text:p>
      <text:p text:style-name="Standard">d) logic</text:p>
      <text:p text:style-name="Standard"/>
      <text:p text:style-name="Standard">3. Dacă x=1, ce valoare vom avea după executarea următoarei</text:p>
      <text:p text:style-name="Standard">linii x++;</text:p>
      <text:p text:style-name="P1">a) 2</text:p>
      <text:p text:style-name="Standard">b) 1</text:p>
      <text:p text:style-name="Standard">c) 0</text:p>
      <text:p text:style-name="Standard">d) 3</text:p>
      <text:p text:style-name="Standard"/>
      <text:p text:style-name="P3">Deoarece ++ incrementeaza cu +1</text:p>
      <text:p text:style-name="Standard"/>
      <text:p text:style-name="Standard">4. Cât este 10%2?</text:p>
      <text:p text:style-name="P1">a) 0</text:p>
      <text:p text:style-name="Standard">b) 1</text:p>
      <text:p text:style-name="Standard">c) 2</text:p>
      <text:p text:style-name="Standard">d) 3</text:p>
      <text:p text:style-name="Standard"/>
      <text:p text:style-name="P4">10/2 = 5 mod 0</text:p>
      <text:p text:style-name="Standard"/>
      <text:p text:style-name="Standard">5. Care este rezultatul pentru 2</text:p>
      <text:p text:style-name="Standard">?</text:p>
      <text:p text:style-name="Standard">a) 4</text:p>
      <text:p text:style-name="Standard">b) 3</text:p>
      <text:p text:style-name="Standard">c) 2</text:p>
      <text:p text:style-name="Standard">d) 1</text:p>
      <text:p text:style-name="Standard"/>
      <text:p text:style-name="Standard">6. Care va fi rezultatul următorului cod în care utilizăm</text:p>
      <text:p text:style-name="Standard">operatorul ternar: (true) ? "Value1" : "Value2"</text:p>
      <text:p text:style-name="Standard"/>
      <text:p text:style-name="P1">a) Value1</text:p>
      <text:p text:style-name="Standard">b) Value2</text:p>
      <text:p text:style-name="Standard">c) nu vor fi rezultate</text:p>
      <text:p text:style-name="Standard">d) Value1 Value2</text:p>
      <text:p text:style-name="Standard"/>
      <text:p text:style-name="P5"><text:soft-page-break/>Din cauza ?: (if then else), variabila X este true deci va lua prima valoare (Value1) care se aplica daca variabila boolean este true, daca era false, lua a doua valoare (Value2).</text:p>
      <text:p text:style-name="P5"><text:s/></text:p>
      <text:p text:style-name="Standard">7. Uniţi expresia cu rezultatul corespunzător:</text:p>
      <text:p text:style-name="Standard">a) !true a) fal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7T10:57:33.673000000</dc:date>
    <meta:editing-duration>PT1H51M23S</meta:editing-duration>
    <meta:editing-cycles>8</meta:editing-cycles>
    <meta:document-statistic meta:table-count="0" meta:image-count="0" meta:object-count="0" meta:page-count="2" meta:paragraph-count="42" meta:word-count="188" meta:character-count="912" meta:non-whitespace-character-count="764"/>
  </office:meta>
</office:document-meta>
</file>